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ocusFlow Developer Documentation</text:h>
      <text:h text:style-name="Heading_20_2" text:outline-level="2">Overview</text:h>
      <text:p text:style-name="Text_20_body">FocusFlow is a <text:span text:style-name="Strong_20_Emphasis">personalized productivity coach</text:span> powered by a <text:span text:style-name="Strong_20_Emphasis">local LLaMA 3 8B model</text:span> and built using <text:span text:style-name="Strong_20_Emphasis">Next.js</text:span> for the web interface. The initial version includes <text:span text:style-name="Strong_20_Emphasis">task input, priority-based schedule generation, and an interactive chat interface</text:span> to discuss tasks and receive motivation from the model.</text:p>
      <text:p text:style-name="Horizontal_20_Line"/>
      <text:h text:style-name="Heading_20_2" text:outline-level="2">Tech Stack</text:h>
      <text:list text:style-name="L1">
        <text:list-item>
          <text:p text:style-name="P1"><text:span text:style-name="Strong_20_Emphasis">Frontend:</text:span> Next.js (React-based framework) </text:p>
        </text:list-item>
        <text:list-item>
          <text:p text:style-name="P1"><text:span text:style-name="Strong_20_Emphasis">Backend:</text:span> Node.js (with Express or Next.js API routes) </text:p>
        </text:list-item>
        <text:list-item>
          <text:p text:style-name="P1"><text:span text:style-name="Strong_20_Emphasis">Model Integration:</text:span> Local LLaMA 3 8B (via llama.cpp or Ollama) </text:p>
        </text:list-item>
        <text:list-item>
          <text:p text:style-name="P1"><text:span text:style-name="Strong_20_Emphasis">Database (Optional for Persistence):</text:span> SQLite or PostgreSQL </text:p>
        </text:list-item>
        <text:list-item>
          <text:p text:style-name="P2"><text:span text:style-name="Strong_20_Emphasis">Styling:</text:span> Tailwind CSS </text:p>
        </text:list-item>
      </text:list>
      <text:p text:style-name="Horizontal_20_Line"/>
      <text:h text:style-name="Heading_20_2" text:outline-level="2">Initial Features (MVP)</text:h>
      <text:h text:style-name="Heading_20_3" text:outline-level="3">1. Task Input</text:h>
      <text:list text:style-name="L2">
        <text:list-item>
          <text:p text:style-name="P3">Users can enter tasks with details like: </text:p>
          <text:list>
            <text:list-item>
              <text:p text:style-name="P3"><text:span text:style-name="Strong_20_Emphasis">Title</text:span> </text:p>
            </text:list-item>
            <text:list-item>
              <text:p text:style-name="P3"><text:span text:style-name="Strong_20_Emphasis">Description</text:span> </text:p>
            </text:list-item>
            <text:list-item>
              <text:p text:style-name="P3"><text:span text:style-name="Strong_20_Emphasis">Deadline</text:span> </text:p>
            </text:list-item>
            <text:list-item>
              <text:p text:style-name="P4"><text:span text:style-name="Strong_20_Emphasis">Priority (Low, Medium, High)</text:span> </text:p>
            </text:list-item>
          </text:list>
        </text:list-item>
      </text:list>
      <text:h text:style-name="Heading_20_3" text:outline-level="3">2. Priority-Based Schedule Generation</text:h>
      <text:list text:style-name="L3">
        <text:list-item>
          <text:p text:style-name="P5">AI automatically arranges tasks based on priority and deadlines. </text:p>
        </text:list-item>
        <text:list-item>
          <text:p text:style-name="P6">Users receive a <text:span text:style-name="Strong_20_Emphasis">daily schedule suggestion.</text:span> </text:p>
        </text:list-item>
      </text:list>
      <text:h text:style-name="Heading_20_3" text:outline-level="3">3. Interactive Chat with LLM</text:h>
      <text:list text:style-name="L4">
        <text:list-item>
          <text:p text:style-name="P7">Users can interact with the <text:span text:style-name="Strong_20_Emphasis">LLaMA 3 8B model</text:span> via a chat interface. </text:p>
        </text:list-item>
        <text:list-item>
          <text:p text:style-name="P7">Chat functionalities include: </text:p>
          <text:list>
            <text:list-item>
              <text:p text:style-name="P7"><text:span text:style-name="Strong_20_Emphasis">Task discussions</text:span> (clarify priorities, get planning advice) </text:p>
            </text:list-item>
            <text:list-item>
              <text:p text:style-name="P7"><text:span text:style-name="Strong_20_Emphasis">Motivation prompts</text:span> (AI provides encouraging messages) </text:p>
            </text:list-item>
            <text:list-item>
              <text:p text:style-name="P8"><text:span text:style-name="Strong_20_Emphasis">Focus techniques</text:span> (Pomodoro, deep work suggestions, etc.) </text:p>
            </text:list-item>
          </text:list>
        </text:list-item>
      </text:list>
      <text:p text:style-name="Horizontal_20_Line"/>
      <text:h text:style-name="Heading_20_2" text:outline-level="2"><text:soft-page-break/>UI/UX Design</text:h>
      <text:h text:style-name="Heading_20_3" text:outline-level="3"><text:span text:style-name="Strong_20_Emphasis">Home Page</text:span> (Main Chat &amp; Task Input)</text:h>
      <text:list text:style-name="L5">
        <text:list-item>
          <text:p text:style-name="P9"><text:span text:style-name="Strong_20_Emphasis">Chat Input Box</text:span>: Users can type messages to interact with the AI. </text:p>
        </text:list-item>
        <text:list-item>
          <text:p text:style-name="P9"><text:span text:style-name="Strong_20_Emphasis">Task Entry Panel</text:span>: Simple form to add tasks. </text:p>
        </text:list-item>
        <text:list-item>
          <text:p text:style-name="P10"><text:span text:style-name="Strong_20_Emphasis">Suggested Daily Plan</text:span>: AI-generated schedule displayed dynamically. </text:p>
        </text:list-item>
      </text:list>
      <text:h text:style-name="Heading_20_3" text:outline-level="3"><text:span text:style-name="Strong_20_Emphasis">Sidebar Navigation</text:span></text:h>
      <text:list text:style-name="L6">
        <text:list-item>
          <text:p text:style-name="P11"><text:span text:style-name="Strong_20_Emphasis">Home (Chat &amp; Task Input)</text:span> </text:p>
        </text:list-item>
        <text:list-item>
          <text:p text:style-name="P11"><text:span text:style-name="Strong_20_Emphasis">Schedule Overview</text:span> (Daily/Weekly Task Breakdown) </text:p>
        </text:list-item>
        <text:list-item>
          <text:p text:style-name="P12"><text:span text:style-name="Strong_20_Emphasis">Task List</text:span> (All pending/completed tasks) </text:p>
        </text:list-item>
      </text:list>
      <text:h text:style-name="Heading_20_3" text:outline-level="3"><text:span text:style-name="Strong_20_Emphasis">Color &amp; Design</text:span></text:h>
      <text:list text:style-name="L7">
        <text:list-item>
          <text:p text:style-name="P13"><text:span text:style-name="Strong_20_Emphasis">Gradient Backgrounds for Flow State:</text:span> </text:p>
          <text:list>
            <text:list-item>
              <text:p text:style-name="P13"><text:span text:style-name="Strong_20_Emphasis">Dark Theme:</text:span> <text:span text:style-name="Source_20_Text">#0F172A</text:span> → <text:span text:style-name="Source_20_Text">#1E293B</text:span> (Deep Navy to Charcoal) </text:p>
            </text:list-item>
            <text:list-item>
              <text:p text:style-name="P13"><text:span text:style-name="Strong_20_Emphasis">Accent Colors:</text:span> <text:span text:style-name="Source_20_Text">#4F46E5</text:span> (Indigo), <text:span text:style-name="Source_20_Text">#A78BFA</text:span> (Soft Purple) </text:p>
            </text:list-item>
          </text:list>
        </text:list-item>
        <text:list-item>
          <text:p text:style-name="P14"><text:span text:style-name="Strong_20_Emphasis">Minimalistic UI</text:span> with smooth animations and focus-friendly layouts. </text:p>
        </text:list-item>
      </text:list>
      <text:p text:style-name="Horizontal_20_Line"/>
      <text:h text:style-name="Heading_20_2" text:outline-level="2">Future Enhancements</text:h>
      <text:list text:style-name="L8">
        <text:list-item>
          <text:p text:style-name="P15"><text:span text:style-name="Strong_20_Emphasis">Calendar Integration (Google Calendar, Notion Sync)</text:span> </text:p>
        </text:list-item>
        <text:list-item>
          <text:p text:style-name="P15"><text:span text:style-name="Strong_20_Emphasis">Smart Time Blocking</text:span> for deep work </text:p>
        </text:list-item>
        <text:list-item>
          <text:p text:style-name="P15"><text:span text:style-name="Strong_20_Emphasis">Voice Input</text:span> for hands-free task entry </text:p>
        </text:list-item>
        <text:list-item>
          <text:p text:style-name="P16"><text:span text:style-name="Strong_20_Emphasis">Mobile-Friendly UI</text:span> </text:p>
        </text:list-item>
      </text:list>
      <text:p text:style-name="Horizontal_20_Line"/>
      <text:h text:style-name="Heading_20_2" text:outline-level="2">Next Steps</text:h>
      <text:list text:style-name="L9">
        <text:list-item>
          <text:p text:style-name="P17"><text:span text:style-name="Strong_20_Emphasis">Set up the Next.js frontend</text:span> with a simple UI for chat and task input. </text:p>
        </text:list-item>
        <text:list-item>
          <text:p text:style-name="P17"><text:span text:style-name="Strong_20_Emphasis">Integrate LLaMA 3 8B</text:span> via API calls to the local model. </text:p>
        </text:list-item>
        <text:list-item>
          <text:p text:style-name="P18"><text:span text:style-name="Strong_20_Emphasis">Implement basic task storage (local state or database).</text:span> </text:p>
        </text:list-item>
      </text:list>
      <text:p text:style-name="Horizontal_20_Line"/>
      <text:p text:style-name="Text_20_body">This documentation will evolve as FocusFlow scales with new features.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22:29:15.962775465</meta:creation-date>
    <dc:date>2025-01-29T22:29:31.943484638</dc:date>
    <meta:editing-duration>PT16S</meta:editing-duration>
    <meta:editing-cycles>1</meta:editing-cycles>
    <meta:document-statistic meta:table-count="0" meta:image-count="0" meta:object-count="0" meta:page-count="2" meta:paragraph-count="49" meta:word-count="350" meta:character-count="2198" meta:non-whitespace-character-count="1897"/>
    <meta:generator>LibreOffice/24.8.4.2$Linux_X86_64 LibreOffice_project/480$Build-2</meta:generator>
  </office:meta>
</office:document-meta>
</file>